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QUISPE MA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436738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2812689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 QUISPE MA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3673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HUAMAN OLIVERA, CESAR AUGUST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297809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7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2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09064</text:p>
          </table:table-cell>
          <table:table-cell table:style-name="Tabla2.A2" office:value-type="string">
            <text:p text:style-name="P7">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07746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06386</text:p>
          </table:table-cell>
          <table:table-cell table:style-name="Tabla2.A2" office:value-type="string">
            <text:p text:style-name="P7">10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00:19:4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